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4" style:family="table-row">
      <style:table-row-properties loext:text-changes-only="false"/>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5" style:family="table-row">
      <style:table-row-properties loext:text-changes-only="false"/>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6" style:family="table-row">
      <style:table-row-properties loext:text-changes-only="false"/>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8" style:family="table-row">
      <style:table-row-properties loext:text-changes-only="false"/>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loext:text-changes-only="false"/>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10" style:family="table-row">
      <style:table-row-properties fo:background-color="transparent" fo:keep-together="auto">
        <style:background-image/>
      </style:table-row-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16f4" officeooo:paragraph-rsid="005d16f4"/>
    </style:style>
    <style:style style:name="P52" style:family="paragraph" style:parent-style-name="Standard">
      <style:paragraph-properties fo:margin-top="0in" fo:margin-bottom="0in" style:contextual-spacing="false" fo:text-align="start" style:justify-single-word="false"/>
      <style:text-properties officeooo:rsid="005d16f4" officeooo:paragraph-rsid="005d16f4"/>
    </style:style>
    <style:style style:name="P53"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4"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5" style:family="paragraph" style:parent-style-name="Standard">
      <style:paragraph-properties fo:margin-top="0in" fo:margin-bottom="0in" style:contextual-spacing="false" fo:text-align="center" style:justify-single-word="false"/>
      <style:text-properties officeooo:rsid="005dae11"/>
    </style:style>
    <style:style style:name="P56" style:family="paragraph" style:parent-style-name="Heading_20_1" style:master-page-name="First_20_Page">
      <style:paragraph-properties style:page-number="auto"/>
    </style:style>
    <style:style style:name="P57" style:family="paragraph" style:parent-style-name="Heading_20_1">
      <style:text-properties officeooo:paragraph-rsid="0019cf42"/>
    </style:style>
    <style:style style:name="P58" style:family="paragraph" style:parent-style-name="Heading_20_2">
      <style:text-properties officeooo:paragraph-rsid="004a26ea"/>
    </style:style>
    <style:style style:name="P59" style:family="paragraph" style:parent-style-name="Heading_20_2">
      <style:text-properties officeooo:paragraph-rsid="001db8fc"/>
    </style:style>
    <style:style style:name="P60" style:family="paragraph" style:parent-style-name="Standard" style:list-style-name="L1">
      <style:text-properties style:font-name="Times New Roman"/>
    </style:style>
    <style:style style:name="P61" style:family="paragraph" style:parent-style-name="Standard" style:list-style-name="L1"/>
    <style:style style:name="P62" style:family="paragraph" style:parent-style-name="Standard" style:master-page-name="Landscape">
      <style:paragraph-properties style:page-number="auto"/>
      <style:text-properties officeooo:paragraph-rsid="0010bd19"/>
    </style:style>
    <style:style style:name="P63" style:family="paragraph" style:parent-style-name="Standard">
      <style:paragraph-properties fo:margin-top="0in" fo:margin-bottom="0in" style:contextual-spacing="false" fo:text-align="center" style:justify-single-word="false"/>
      <style:text-properties officeooo:rsid="005dae11"/>
    </style:style>
    <style:style style:name="P64" style:family="paragraph" style:parent-style-name="Standard">
      <style:paragraph-properties fo:margin-top="0in" fo:margin-bottom="0in" style:contextual-spacing="false" fo:text-align="start" style:justify-single-word="false"/>
    </style:style>
    <style:style style:name="P65" style:family="paragraph" style:parent-style-name="Standard">
      <style:paragraph-properties fo:margin-top="0in" fo:margin-bottom="0in" style:contextual-spacing="false" fo:text-align="start" style:justify-single-word="false"/>
      <style:text-properties officeooo:paragraph-rsid="00615b1c"/>
    </style:style>
    <style:style style:name="P66" style:family="paragraph" style:parent-style-name="Standard">
      <style:text-properties officeooo:rsid="001313e6" officeooo:paragraph-rsid="001313e6"/>
    </style:style>
    <style:style style:name="P67" style:family="paragraph">
      <style:paragraph-properties style:writing-mode="lr-tb"/>
      <style:text-properties style:font-name="Liberation Sans" fo:font-size="1pt"/>
    </style:style>
    <style:style style:name="P6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e890d"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63cc80" style:font-name-asian="Times New Roman1" style:font-size-asian="12pt" style:font-name-complex="Times New Roman1"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fo:color="#000000" loext:opacity="100%" fo:font-size="12pt" style:font-name-asian="TimesNewRomanPSMT" style:font-size-asian="12pt" style:font-name-complex="TimesNewRomanPSMT" style:font-size-complex="12pt"/>
    </style:style>
    <style:style style:name="T15" style:family="text">
      <style:text-properties officeooo:rsid="0012f730"/>
    </style:style>
    <style:style style:name="T16" style:family="text">
      <style:text-properties officeooo:rsid="0018a014"/>
    </style:style>
    <style:style style:name="T17" style:family="text">
      <style:text-properties officeooo:rsid="0019cf42"/>
    </style:style>
    <style:style style:name="T18" style:family="text">
      <style:text-properties officeooo:rsid="001a67f6"/>
    </style:style>
    <style:style style:name="T19" style:family="text">
      <style:text-properties officeooo:rsid="001d6a4b"/>
    </style:style>
    <style:style style:name="T20" style:family="text">
      <style:text-properties officeooo:rsid="001db8fc"/>
    </style:style>
    <style:style style:name="T21" style:family="text">
      <style:text-properties officeooo:rsid="0020e44c"/>
    </style:style>
    <style:style style:name="T22" style:family="text">
      <style:text-properties officeooo:rsid="00253fb5"/>
    </style:style>
    <style:style style:name="T23" style:family="text">
      <style:text-properties officeooo:rsid="002915f2"/>
    </style:style>
    <style:style style:name="T24" style:family="text">
      <style:text-properties officeooo:rsid="0029e7d9"/>
    </style:style>
    <style:style style:name="T25" style:family="text">
      <style:text-properties officeooo:rsid="002b863c"/>
    </style:style>
    <style:style style:name="T26" style:family="text">
      <style:text-properties officeooo:rsid="003232c2"/>
    </style:style>
    <style:style style:name="T27" style:family="text">
      <style:text-properties officeooo:rsid="00329310"/>
    </style:style>
    <style:style style:name="T28" style:family="text">
      <style:text-properties officeooo:rsid="003449e2"/>
    </style:style>
    <style:style style:name="T29" style:family="text">
      <style:text-properties officeooo:rsid="003ccc61"/>
    </style:style>
    <style:style style:name="T30" style:family="text">
      <style:text-properties officeooo:rsid="003e49ff"/>
    </style:style>
    <style:style style:name="T31" style:family="text">
      <style:text-properties officeooo:rsid="0041f404"/>
    </style:style>
    <style:style style:name="T32" style:family="text">
      <style:text-properties officeooo:rsid="004a26ea"/>
    </style:style>
    <style:style style:name="T33" style:family="text">
      <style:text-properties officeooo:rsid="0050deac"/>
    </style:style>
    <style:style style:name="T34" style:family="text">
      <style:text-properties officeooo:rsid="005544a2"/>
    </style:style>
    <style:style style:name="T35" style:family="text">
      <style:text-properties officeooo:rsid="0055cb66"/>
    </style:style>
    <style:style style:name="T36" style:family="text">
      <style:text-properties officeooo:rsid="005a1873"/>
    </style:style>
    <style:style style:name="T37" style:family="text">
      <style:text-properties officeooo:rsid="005abc0d"/>
    </style:style>
    <style:style style:name="T38" style:family="text">
      <style:text-properties officeooo:rsid="005d16f4"/>
    </style:style>
    <style:style style:name="T39" style:family="text">
      <style:text-properties officeooo:rsid="005d86dc"/>
    </style:style>
    <style:style style:name="T40" style:family="text">
      <style:text-properties officeooo:rsid="005dae11"/>
    </style:style>
    <style:style style:name="T41" style:family="text">
      <style:text-properties officeooo:rsid="005dd1b4"/>
    </style:style>
    <style:style style:name="T42" style:family="text">
      <style:text-properties officeooo:rsid="005e890d"/>
    </style:style>
    <style:style style:name="T43" style:family="text">
      <style:text-properties officeooo:rsid="0060103c"/>
    </style:style>
    <style:style style:name="T44" style:family="text">
      <style:text-properties style:font-name="Times New Roman" officeooo:rsid="00615b1c" style:font-name-asian="Times New Roman1" style:font-name-complex="Times New Roman1"/>
    </style:style>
    <style:style style:name="T45" style:family="text">
      <style:text-properties officeooo:rsid="0063cc80"/>
    </style:style>
    <style:style style:name="T46"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675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0211076257712" text:id="ct100211076257712">
          <text:insertion>
            <office:change-info>
              <dc:creator>Stuart Baker</dc:creator>
              <dc:date>2023-03-30T23:22:53</dc:date>
            </office:change-info>
          </text:insertion>
        </text:changed-region>
        <text:changed-region xml:id="ct100211076548144" text:id="ct100211076548144">
          <text:insertion>
            <office:change-info>
              <dc:creator>Stuart Baker</dc:creator>
              <dc:date>2023-03-30T23:22:58</dc:date>
            </office:change-info>
          </text:insertion>
        </text:changed-region>
        <text:changed-region xml:id="ct100211076707840" text:id="ct100211076707840">
          <text:deletion>
            <office:change-info>
              <dc:creator>Stuart Baker</dc:creator>
              <dc:date>2024-06-23T13:04:53</dc:date>
            </office:change-info>
            <text:p text:style-name="Standard">was originally</text:p>
          </text:deletion>
        </text:changed-region>
        <text:changed-region xml:id="ct100211076709344" text:id="ct100211076709344">
          <text:insertion>
            <office:change-info>
              <dc:creator>Stuart Baker</dc:creator>
              <dc:date>2024-06-23T13:05:02</dc:date>
            </office:change-info>
          </text:insertion>
        </text:changed-region>
        <text:changed-region xml:id="ct100211137184848" text:id="ct100211137184848">
          <text:insertion>
            <office:change-info>
              <dc:creator>Stuart Baker</dc:creator>
              <dc:date>2024-06-23T21:29:30</dc:date>
            </office:change-info>
          </text:insertion>
        </text:changed-region>
        <text:changed-region xml:id="ct100211150829248" text:id="ct100211150829248">
          <text:deletion>
            <office:change-info>
              <dc:creator>Stuart Baker</dc:creator>
              <dc:date>2024-06-23T21:30:18</dc:date>
            </office:change-info>
            <text:p text:style-name="Standard"><text:s/></text:p>
          </text:deletion>
        </text:changed-region>
        <text:changed-region xml:id="ct100211072331392" text:id="ct100211072331392">
          <text:deletion>
            <office:change-info>
              <dc:creator>Stuart Baker</dc:creator>
              <dc:date>2024-06-23T13:05:28</dc:date>
            </office:change-info>
            <text:p text:style-name="Standard">These allocations are <text:span text:style-name="T12">no longer valid</text:span>, because locomotive control is being implemented differently than originally conceived. <text:s/><text:span text:style-name="T29">These allocations are known to have never been used other than for experimental purposes. <text:s/></text:span>For historical reasons, the values are displayed here. <text:s/><text:span text:style-name="T12">Do not use</text:span> these Unique Identifiers for any reason, as their use has been <text:span text:style-name="T12">deprecated</text:span>, and they may be re-designated for another purpose in the future.</text:p>
          </text:deletion>
        </text:changed-region>
        <text:changed-region xml:id="ct100211076722240" text:id="ct100211076722240">
          <text:deletion>
            <office:change-info>
              <dc:creator>Stuart Baker</dc:creator>
              <dc:date>2024-06-23T20:14:18</dc:date>
            </office:change-info>
            <text:p text:style-name="P55">*</text:p>
          </text:deletion>
        </text:changed-region>
        <text:changed-region xml:id="ct100211076722832" text:id="ct100211076722832">
          <text:insertion>
            <office:change-info>
              <dc:creator>Stuart Baker</dc:creator>
              <dc:date>2024-06-23T20:14:19</dc:date>
            </office:change-info>
          </text:insertion>
        </text:changed-region>
        <text:changed-region xml:id="ct100211076723888" text:id="ct100211076723888">
          <text:deletion>
            <office:change-info>
              <dc:creator>Stuart Baker</dc:creator>
              <dc:date>2024-06-23T20:14:21</dc:date>
            </office:change-info>
            <text:p text:style-name="P55">*</text:p>
          </text:deletion>
        </text:changed-region>
        <text:changed-region xml:id="ct100211076705472" text:id="ct100211076705472">
          <text:insertion>
            <office:change-info>
              <dc:creator>Stuart Baker</dc:creator>
              <dc:date>2024-06-23T20:14:21</dc:date>
            </office:change-info>
          </text:insertion>
        </text:changed-region>
        <text:changed-region xml:id="ct100211076724784" text:id="ct100211076724784">
          <text:deletion>
            <office:change-info>
              <dc:creator>Stuart Baker</dc:creator>
              <dc:date>2024-06-23T20:14:24</dc:date>
            </office:change-info>
            <text:p text:style-name="P55">*</text:p>
          </text:deletion>
        </text:changed-region>
        <text:changed-region xml:id="ct100211076703552" text:id="ct100211076703552">
          <text:insertion>
            <office:change-info>
              <dc:creator>Stuart Baker</dc:creator>
              <dc:date>2024-06-23T20:14:24</dc:date>
            </office:change-info>
          </text:insertion>
        </text:changed-region>
        <text:changed-region xml:id="ct100211076725840" text:id="ct100211076725840">
          <text:deletion>
            <office:change-info>
              <dc:creator>Stuart Baker</dc:creator>
              <dc:date>2024-06-23T20:14:27</dc:date>
            </office:change-info>
            <text:p text:style-name="P55">*</text:p>
          </text:deletion>
        </text:changed-region>
        <text:changed-region xml:id="ct100211076711456" text:id="ct100211076711456">
          <text:insertion>
            <office:change-info>
              <dc:creator>Stuart Baker</dc:creator>
              <dc:date>2024-06-23T20:14:27</dc:date>
            </office:change-info>
          </text:insertion>
        </text:changed-region>
        <text:changed-region xml:id="ct100211076727552" text:id="ct100211076727552">
          <text:deletion>
            <office:change-info>
              <dc:creator>Stuart Baker</dc:creator>
              <dc:date>2024-06-23T13:05:36</dc:date>
            </office:change-info>
            <text:p text:style-name="Standard">, <text:span text:style-name="T29">do not use</text:span></text:p>
          </text:deletion>
        </text:changed-region>
        <text:changed-region xml:id="ct100211076729760" text:id="ct100211076729760">
          <text:insertion>
            <office:change-info>
              <dc:creator>Stuart Baker</dc:creator>
              <dc:date>2024-06-23T20:14:58</dc:date>
            </office:change-info>
          </text:insertion>
        </text:changed-region>
        <text:changed-region xml:id="ct100211076731248" text:id="ct100211076731248">
          <text:insertion>
            <office:change-info>
              <dc:creator>Stuart Baker</dc:creator>
              <dc:date>2024-06-23T20:16:05</dc:date>
            </office:change-info>
          </text:insertion>
        </text:changed-region>
        <text:changed-region xml:id="ct100211076736928" text:id="ct100211076736928">
          <text:deletion>
            <office:change-info>
              <dc:creator>Stuart Baker</dc:creator>
              <dc:date>2024-06-23T13:05:40</dc:date>
            </office:change-info>
            <text:p text:style-name="P5">, <text:span text:style-name="T29">do not use</text:span></text:p>
          </text:deletion>
        </text:changed-region>
        <text:changed-region xml:id="ct100211076737584" text:id="ct100211076737584">
          <text:insertion>
            <office:change-info>
              <dc:creator>Stuart Baker</dc:creator>
              <dc:date>2024-06-23T20:21:02</dc:date>
            </office:change-info>
          </text:insertion>
        </text:changed-region>
        <text:changed-region xml:id="ct100211076644096" text:id="ct100211076644096">
          <text:insertion>
            <office:change-info>
              <dc:creator>Stuart Baker</dc:creator>
              <dc:date>2024-06-23T13:09:12</dc:date>
            </office:change-info>
          </text:insertion>
        </text:changed-region>
        <text:changed-region xml:id="ct100211076708432" text:id="ct100211076708432">
          <text:insertion>
            <office:change-info>
              <dc:creator>Stuart Baker</dc:creator>
              <dc:date>2024-06-23T13:09:28</dc:date>
            </office:change-info>
          </text:insertion>
        </text:changed-region>
        <text:changed-region xml:id="ct100211076739280" text:id="ct100211076739280">
          <text:insertion>
            <office:change-info>
              <dc:creator>Stuart Baker</dc:creator>
              <dc:date>2024-06-23T13:10:01</dc:date>
            </office:change-info>
          </text:insertion>
        </text:changed-region>
        <text:changed-region xml:id="ct100211076740208" text:id="ct100211076740208">
          <text:insertion>
            <office:change-info>
              <dc:creator>Stuart Baker</dc:creator>
              <dc:date>2024-06-23T13:10:02</dc:date>
            </office:change-info>
          </text:insertion>
        </text:changed-region>
        <text:changed-region xml:id="ct100211076741392" text:id="ct100211076741392">
          <text:insertion>
            <office:change-info>
              <dc:creator>Stuart Baker</dc:creator>
              <dc:date>2024-06-23T13:10:02</dc:date>
            </office:change-info>
          </text:insertion>
        </text:changed-region>
        <text:changed-region xml:id="ct100211076742576" text:id="ct100211076742576">
          <text:insertion>
            <office:change-info>
              <dc:creator>Stuart Baker</dc:creator>
              <dc:date>2024-06-23T13:10:07</dc:date>
            </office:change-info>
          </text:insertion>
        </text:changed-region>
        <text:changed-region xml:id="ct100211076179968" text:id="ct100211076179968">
          <text:insertion>
            <office:change-info>
              <dc:creator>Stuart Baker</dc:creator>
              <dc:date>2024-06-23T13:10:38</dc:date>
            </office:change-info>
          </text:insertion>
        </text:changed-region>
        <text:changed-region xml:id="ct100211076747264" text:id="ct100211076747264">
          <text:insertion>
            <office:change-info>
              <dc:creator>Stuart Baker</dc:creator>
              <dc:date>2024-06-23T13:10:44</dc:date>
            </office:change-info>
          </text:insertion>
        </text:changed-region>
        <text:changed-region xml:id="ct100211076730048" text:id="ct100211076730048">
          <text:insertion>
            <office:change-info>
              <dc:creator>Stuart Baker</dc:creator>
              <dc:date>2024-06-23T20:30:09</dc:date>
            </office:change-info>
          </text:insertion>
        </text:changed-region>
        <text:changed-region xml:id="ct100211076184864" text:id="ct100211076184864">
          <text:insertion>
            <office:change-info>
              <dc:creator>Stuart Baker</dc:creator>
              <dc:date>2024-06-23T13:52:46</dc:date>
            </office:change-info>
          </text:insertion>
        </text:changed-region>
        <text:changed-region xml:id="ct100211076749200" text:id="ct100211076749200">
          <text:insertion>
            <office:change-info>
              <dc:creator>Stuart Baker</dc:creator>
              <dc:date>2024-06-23T20:30:54</dc:date>
            </office:change-info>
          </text:insertion>
        </text:changed-region>
        <text:changed-region xml:id="ct100211076744896" text:id="ct100211076744896">
          <text:insertion>
            <office:change-info>
              <dc:creator>Stuart Baker</dc:creator>
              <dc:date>2024-06-23T13:54:20</dc:date>
            </office:change-info>
          </text:insertion>
        </text:changed-region>
        <text:changed-region xml:id="ct100211076732320" text:id="ct100211076732320">
          <text:insertion>
            <office:change-info>
              <dc:creator>Stuart Baker</dc:creator>
              <dc:date>2024-06-23T13:54:25</dc:date>
            </office:change-info>
          </text:insertion>
        </text:changed-region>
        <text:changed-region xml:id="ct100211076751808" text:id="ct100211076751808">
          <text:insertion>
            <office:change-info>
              <dc:creator>Stuart Baker</dc:creator>
              <dc:date>2024-06-23T13:54:26</dc:date>
            </office:change-info>
          </text:insertion>
        </text:changed-region>
        <text:changed-region xml:id="ct100211076752736" text:id="ct100211076752736">
          <text:insertion>
            <office:change-info>
              <dc:creator>Stuart Baker</dc:creator>
              <dc:date>2024-06-23T13:54:27</dc:date>
            </office:change-info>
          </text:insertion>
        </text:changed-region>
        <text:changed-region xml:id="ct100211076754192" text:id="ct100211076754192">
          <text:insertion>
            <office:change-info>
              <dc:creator>Stuart Baker</dc:creator>
              <dc:date>2024-06-23T13:54:27</dc:date>
            </office:change-info>
          </text:insertion>
        </text:changed-region>
        <text:changed-region xml:id="ct100211076755632" text:id="ct100211076755632">
          <text:insertion>
            <office:change-info>
              <dc:creator>Stuart Baker</dc:creator>
              <dc:date>2024-06-23T13:55:30</dc:date>
            </office:change-info>
          </text:insertion>
        </text:changed-region>
        <text:changed-region xml:id="ct100211076756720" text:id="ct100211076756720">
          <text:insertion>
            <office:change-info>
              <dc:creator>Stuart Baker</dc:creator>
              <dc:date>2024-06-23T13:56:58</dc:date>
            </office:change-info>
          </text:insertion>
        </text:changed-region>
        <text:changed-region xml:id="ct100211076746768" text:id="ct100211076746768">
          <text:insertion>
            <office:change-info>
              <dc:creator>Stuart Baker</dc:creator>
              <dc:date>2024-06-23T13:55:36</dc:date>
            </office:change-info>
          </text:insertion>
        </text:changed-region>
        <text:changed-region xml:id="ct100211076730688" text:id="ct100211076730688">
          <text:insertion>
            <office:change-info>
              <dc:creator>Stuart Baker</dc:creator>
              <dc:date>2024-06-23T13:09:07</dc:date>
            </office:change-info>
          </text:insertion>
        </text:changed-region>
        <text:changed-region xml:id="ct100211076746224" text:id="ct100211076746224">
          <text:insertion>
            <office:change-info>
              <dc:creator>Stuart Baker</dc:creator>
              <dc:date>2024-06-23T13:09:30</dc:date>
            </office:change-info>
          </text:insertion>
        </text:changed-region>
        <text:changed-region xml:id="ct100211076758688" text:id="ct100211076758688">
          <text:insertion>
            <office:change-info>
              <dc:creator>Stuart Baker</dc:creator>
              <dc:date>2024-06-23T13:15:31</dc:date>
            </office:change-info>
          </text:insertion>
        </text:changed-region>
        <text:changed-region xml:id="ct100211076759616" text:id="ct100211076759616">
          <text:insertion>
            <office:change-info>
              <dc:creator>Stuart Baker</dc:creator>
              <dc:date>2024-06-23T13:15:32</dc:date>
            </office:change-info>
          </text:insertion>
        </text:changed-region>
        <text:changed-region xml:id="ct100211076761184" text:id="ct100211076761184">
          <text:insertion>
            <office:change-info>
              <dc:creator>Stuart Baker</dc:creator>
              <dc:date>2024-06-23T13:14:54</dc:date>
            </office:change-info>
          </text:insertion>
        </text:changed-region>
        <text:changed-region xml:id="ct100211076704864" text:id="ct100211076704864">
          <text:insertion>
            <office:change-info>
              <dc:creator>Stuart Baker</dc:creator>
              <dc:date>2024-06-23T13:11:54</dc:date>
            </office:change-info>
          </text:insertion>
        </text:changed-region>
        <text:changed-region xml:id="ct100211076763344" text:id="ct100211076763344">
          <text:insertion>
            <office:change-info>
              <dc:creator>Stuart Baker</dc:creator>
              <dc:date>2024-06-23T13:12:04</dc:date>
            </office:change-info>
          </text:insertion>
        </text:changed-region>
        <text:changed-region xml:id="ct100211076763632" text:id="ct100211076763632">
          <text:insertion>
            <office:change-info>
              <dc:creator>Stuart Baker</dc:creator>
              <dc:date>2024-06-23T13:13:07</dc:date>
            </office:change-info>
          </text:insertion>
        </text:changed-region>
        <text:changed-region xml:id="ct100211076764400" text:id="ct100211076764400">
          <text:insertion>
            <office:change-info>
              <dc:creator>Stuart Baker</dc:creator>
              <dc:date>2024-06-23T13:51:58</dc:date>
            </office:change-info>
          </text:insertion>
        </text:changed-region>
        <text:changed-region xml:id="ct100211076768816" text:id="ct100211076768816">
          <text:insertion>
            <office:change-info>
              <dc:creator>Stuart Baker</dc:creator>
              <dc:date>2024-06-23T13:53:02</dc:date>
            </office:change-info>
          </text:insertion>
        </text:changed-region>
        <text:changed-region xml:id="ct100211076771616" text:id="ct100211076771616">
          <text:insertion>
            <office:change-info>
              <dc:creator>Stuart Baker</dc:creator>
              <dc:date>2024-06-23T20:31:26</dc:date>
            </office:change-info>
          </text:insertion>
        </text:changed-region>
        <text:changed-region xml:id="ct100211076776976" text:id="ct100211076776976">
          <text:deletion>
            <office:change-info>
              <dc:creator>Stuart Baker</dc:creator>
              <dc:date>2024-06-23T13:05:47</dc:date>
            </office:change-info>
            <text:p text:style-name="P5"><text:s/>operated, <text:span text:style-name="T29">do not use</text:span></text:p>
          </text:deletion>
        </text:changed-region>
        <text:changed-region xml:id="ct100211076766256" text:id="ct100211076766256">
          <text:insertion>
            <office:change-info>
              <dc:creator>Stuart Baker</dc:creator>
              <dc:date>2024-06-23T20:24:03</dc:date>
            </office:change-info>
          </text:insertion>
        </text:changed-region>
        <text:changed-region xml:id="ct100211076768256" text:id="ct100211076768256">
          <text:insertion>
            <office:change-info>
              <dc:creator>Stuart Baker</dc:creator>
              <dc:date>2024-06-23T20:21:22</dc:date>
            </office:change-info>
          </text:insertion>
        </text:changed-region>
        <text:changed-region xml:id="ct100211076750352" text:id="ct100211076750352">
          <text:insertion>
            <office:change-info>
              <dc:creator>Stuart Baker</dc:creator>
              <dc:date>2024-06-23T20:24:04</dc:date>
            </office:change-info>
          </text:insertion>
        </text:changed-region>
        <text:changed-region xml:id="ct100211076779280" text:id="ct100211076779280">
          <text:insertion>
            <office:change-info>
              <dc:creator>Stuart Baker</dc:creator>
              <dc:date>2024-06-23T20:24:05</dc:date>
            </office:change-info>
          </text:insertion>
        </text:changed-region>
        <text:changed-region xml:id="ct100211076781072" text:id="ct100211076781072">
          <text:insertion>
            <office:change-info>
              <dc:creator>Stuart Baker</dc:creator>
              <dc:date>2024-06-23T20:24:06</dc:date>
            </office:change-info>
          </text:insertion>
        </text:changed-region>
        <text:changed-region xml:id="ct100211076782048" text:id="ct100211076782048">
          <text:insertion>
            <office:change-info>
              <dc:creator>Stuart Baker</dc:creator>
              <dc:date>2024-06-23T20:24:06</dc:date>
            </office:change-info>
          </text:insertion>
        </text:changed-region>
        <text:changed-region xml:id="ct100211076783024" text:id="ct100211076783024">
          <text:insertion>
            <office:change-info>
              <dc:creator>Stuart Baker</dc:creator>
              <dc:date>2024-06-23T20:24:23</dc:date>
            </office:change-info>
          </text:insertion>
        </text:changed-region>
        <text:changed-region xml:id="ct100211076784000" text:id="ct100211076784000">
          <text:insertion>
            <office:change-info>
              <dc:creator>Stuart Baker</dc:creator>
              <dc:date>2024-06-23T20:24:30</dc:date>
            </office:change-info>
          </text:insertion>
        </text:changed-region>
        <text:changed-region xml:id="ct100211076784976" text:id="ct100211076784976">
          <text:insertion>
            <office:change-info>
              <dc:creator>Stuart Baker</dc:creator>
              <dc:date>2024-06-23T20:24:34</dc:date>
            </office:change-info>
          </text:insertion>
        </text:changed-region>
        <text:changed-region xml:id="ct100211076184416" text:id="ct100211076184416">
          <text:insertion>
            <office:change-info>
              <dc:creator>Stuart Baker</dc:creator>
              <dc:date>2024-06-23T20:25:41</dc:date>
            </office:change-info>
          </text:insertion>
        </text:changed-region>
        <text:changed-region xml:id="ct100211076786992" text:id="ct100211076786992">
          <text:insertion>
            <office:change-info>
              <dc:creator>Stuart Baker</dc:creator>
              <dc:date>2024-06-23T20:26:43</dc:date>
            </office:change-info>
          </text:insertion>
        </text:changed-region>
        <text:changed-region xml:id="ct100211076186464" text:id="ct100211076186464">
          <text:insertion>
            <office:change-info>
              <dc:creator>Stuart Baker</dc:creator>
              <dc:date>2024-06-23T20:26:46</dc:date>
            </office:change-info>
          </text:insertion>
        </text:changed-region>
        <text:changed-region xml:id="ct100211076788832" text:id="ct100211076788832">
          <text:insertion>
            <office:change-info>
              <dc:creator>Stuart Baker</dc:creator>
              <dc:date>2024-06-23T20:26:47</dc:date>
            </office:change-info>
          </text:insertion>
        </text:changed-region>
        <text:changed-region xml:id="ct100211076789904" text:id="ct100211076789904">
          <text:insertion>
            <office:change-info>
              <dc:creator>Stuart Baker</dc:creator>
              <dc:date>2024-06-23T20:26:48</dc:date>
            </office:change-info>
          </text:insertion>
        </text:changed-region>
        <text:changed-region xml:id="ct100211076791024" text:id="ct100211076791024">
          <text:insertion>
            <office:change-info>
              <dc:creator>Stuart Baker</dc:creator>
              <dc:date>2024-06-23T20:27:15</dc:date>
            </office:change-info>
          </text:insertion>
        </text:changed-region>
        <text:changed-region xml:id="ct100211076792096" text:id="ct100211076792096">
          <text:insertion>
            <office:change-info>
              <dc:creator>Stuart Baker</dc:creator>
              <dc:date>2024-06-23T20:28:12</dc:date>
            </office:change-info>
          </text:insertion>
        </text:changed-region>
        <text:changed-region xml:id="ct100211076795008" text:id="ct100211076795008">
          <text:insertion>
            <office:change-info>
              <dc:creator>Stuart Baker</dc:creator>
              <dc:date>2024-06-23T20:28:14</dc:date>
            </office:change-info>
          </text:insertion>
        </text:changed-region>
        <text:changed-region xml:id="ct100211076191152" text:id="ct100211076191152">
          <text:insertion>
            <office:change-info>
              <dc:creator>Stuart Baker</dc:creator>
              <dc:date>2024-06-23T20:52:54</dc:date>
            </office:change-info>
          </text:insertion>
        </text:changed-region>
        <text:changed-region xml:id="ct100211076797792" text:id="ct100211076797792">
          <text:deletion>
            <office:change-info>
              <dc:creator>Stuart Baker</dc:creator>
              <dc:date>2024-06-23T20:10:19</dc:date>
            </office:change-info>
            <text:p text:style-name="P55">*</text:p>
          </text:deletion>
        </text:changed-region>
        <text:changed-region xml:id="ct100211076748640" text:id="ct100211076748640">
          <text:insertion>
            <office:change-info>
              <dc:creator>Stuart Baker</dc:creator>
              <dc:date>2024-06-23T20:10:19</dc:date>
            </office:change-info>
          </text:insertion>
        </text:changed-region>
        <text:changed-region xml:id="ct100211076798720" text:id="ct100211076798720">
          <text:deletion>
            <office:change-info>
              <dc:creator>Stuart Baker</dc:creator>
              <dc:date>2024-06-23T20:10:25</dc:date>
            </office:change-info>
            <text:p text:style-name="P55">*</text:p>
          </text:deletion>
        </text:changed-region>
        <text:changed-region xml:id="ct100211076647328" text:id="ct100211076647328">
          <text:insertion>
            <office:change-info>
              <dc:creator>Stuart Baker</dc:creator>
              <dc:date>2024-06-23T20:10:25</dc:date>
            </office:change-info>
          </text:insertion>
        </text:changed-region>
        <text:changed-region xml:id="ct100211076799648" text:id="ct100211076799648">
          <text:deletion>
            <office:change-info>
              <dc:creator>Stuart Baker</dc:creator>
              <dc:date>2024-06-23T20:10:36</dc:date>
            </office:change-info>
            <text:p text:style-name="P55">*</text:p>
          </text:deletion>
        </text:changed-region>
        <text:changed-region xml:id="ct100211076769312" text:id="ct100211076769312">
          <text:insertion>
            <office:change-info>
              <dc:creator>Stuart Baker</dc:creator>
              <dc:date>2024-06-23T20:10:36</dc:date>
            </office:change-info>
          </text:insertion>
        </text:changed-region>
        <text:changed-region xml:id="ct100211076800672" text:id="ct100211076800672">
          <text:deletion>
            <office:change-info>
              <dc:creator>Stuart Baker</dc:creator>
              <dc:date>2024-06-23T20:10:40</dc:date>
            </office:change-info>
            <text:p text:style-name="P55">*</text:p>
          </text:deletion>
        </text:changed-region>
        <text:changed-region xml:id="ct100211076770064" text:id="ct100211076770064">
          <text:insertion>
            <office:change-info>
              <dc:creator>Stuart Baker</dc:creator>
              <dc:date>2024-06-23T20:10:40</dc:date>
            </office:change-info>
          </text:insertion>
        </text:changed-region>
        <text:changed-region xml:id="ct100211076802704" text:id="ct100211076802704">
          <text:insertion>
            <office:change-info>
              <dc:creator>Stuart Baker</dc:creator>
              <dc:date>2024-06-23T20:56:25</dc:date>
            </office:change-info>
          </text:insertion>
        </text:changed-region>
        <text:changed-region xml:id="ct100211076773280" text:id="ct100211076773280">
          <text:deletion>
            <office:change-info>
              <dc:creator>Stuart Baker</dc:creator>
              <dc:date>2024-06-23T20:53:40</dc:date>
            </office:change-info>
            <text:p text:style-name="P8"><text:span text:style-name="T44">a</text:span></text:p>
          </text:deletion>
        </text:changed-region>
        <text:changed-region xml:id="ct100211076767648" text:id="ct100211076767648">
          <text:deletion>
            <office:change-info>
              <dc:creator>Stuart Baker</dc:creator>
              <dc:date>2024-06-23T20:56:40</dc:date>
            </office:change-info>
            <text:p text:style-name="P8">, do not use</text:p>
          </text:deletion>
        </text:changed-region>
        <text:changed-region xml:id="ct100211076745536" text:id="ct100211076745536">
          <text:insertion>
            <office:change-info>
              <dc:creator>Stuart Baker</dc:creator>
              <dc:date>2024-06-23T20:57:03</dc:date>
            </office:change-info>
          </text:insertion>
        </text:changed-region>
        <text:changed-region xml:id="ct100211076808752" text:id="ct100211076808752">
          <text:insertion>
            <office:change-info>
              <dc:creator>Stuart Baker</dc:creator>
              <dc:date>2024-06-23T20:43:13</dc:date>
            </office:change-info>
          </text:insertion>
        </text:changed-region>
        <text:changed-region xml:id="ct100211076828624" text:id="ct100211076828624">
          <text:deletion>
            <office:change-info>
              <dc:creator>Stuart Baker</dc:creator>
              <dc:date>2024-06-23T13:03:26</dc:date>
            </office:change-info>
            <text:p text:style-name="P37">I</text:p>
          </text:deletion>
        </text:changed-region>
        <text:changed-region xml:id="ct100211076829696" text:id="ct100211076829696">
          <text:insertion>
            <office:change-info>
              <dc:creator>Stuart Baker</dc:creator>
              <dc:date>2024-06-23T13:03:27</dc:date>
            </office:change-info>
          </text:insertion>
        </text:changed-region>
        <text:changed-region xml:id="ct100211076860880" text:id="ct100211076860880">
          <text:insertion>
            <office:change-info>
              <dc:creator>Stuart Baker</dc:creator>
              <dc:date>2023-03-30T23:23:08</dc:date>
            </office:change-info>
          </text:insertion>
        </text:changed-region>
        <text:changed-region xml:id="ct100211076899600" text:id="ct100211076899600">
          <text:insertion>
            <office:change-info>
              <dc:creator>Stuart Baker</dc:creator>
              <dc:date>2023-03-30T23:23: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Introduction (Informative)</text:h>
      <text:p text:style-name="Standard">This standard describes the format and allocation of OpenLCB 48-bit Unique Identifiers. It is not specific to any wire protocol.</text:p>
      <text:h text:style-name="P57"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7">Normative</text:span>)</text:h>
      <text:p text:style-name="Standard">This specification is in the context of the following OpenLCB Standards:</text:p>
      <text:list text:style-name="L1">
        <text:list-item>
          <text:p text:style-name="P60">The OpenLCB Message Network Standard, which <text:span text:style-name="T14">defines the basic messages and how they interact. Higher-level protocols are based on this message network, but are defined elsewhere.</text:span></text:p>
        </text:list-item>
        <text:list-item>
          <text:p text:style-name="P61">The OpenLCB Event Identification Standard, which defines the well-known Events Identifiers.</text:p>
        </text:list-item>
      </text:list>
      <text:h text:style-name="Heading_20_1" text:outline-level="1">Format <text:span text:style-name="T18">(Normative)</text:span></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4">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30">U</text:span>nique <text:span text:style-name="T30">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8">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5">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19">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5">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19">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5">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Manufacture<text:span text:style-name="T16">r</text:span> Specific</text:h>
      <text:p text:style-name="Standard">Manufacturers shall ensure uniqueness for identifiers they assign. <text:s/><text:span text:style-name="T19">Short (8-bit) NMRA DCC manufacture ID's are assigned out of this pool. <text:s/>Please see section </text:span><text:span text:style-name="T19"><text:bookmark-ref text:reference-format="chapter" text:ref-name="__RefHeading__4005_53554088">5.11</text:bookmark-ref></text:span><text:span text:style-name="T19"><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change-start text:change-id="ct100211076257712"/><text:span text:style-name="T36">r</text:span><text:change-end text:change-id="ct100211076257712"/>s who have been assigned a <text:span text:style-name="T28">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9">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9">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5">CBUS <text:s text:c="7"/></text:span>Node ID</text:p>
          </table:table-cell>
          <table:covered-table-cell/>
          <table:table-cell table:style-name="Table7.G2" office:value-type="string">
            <text:p text:style-name="P18"><text:span text:style-name="T19">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19">DCC – </text:span>NMRA</text:p>
          </table:table-cell>
          <table:table-cell table:style-name="Table7.H2" office:value-type="string">
            <text:p text:style-name="P5">NMRA Reserved (for extended manufacture ID numbers). <text:s/><text:span text:style-name="T23">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4">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change-start text:change-id="ct100211076548144"/><text:span text:style-name="T36">r</text:span><text:change-end text:change-id="ct100211076548144"/>s w<text:span text:style-name="T34">ithout </text:span>a DCC Manufacturer ID</text:p>
          </table:table-cell>
        </table:table-row>
      </table:table>
      <text:p text:style-name="P44"/>
      <text:h text:style-name="Heading_20_2" text:outline-level="2">Self-Assigning Groups</text:h>
      <text:p text:style-name="Standard">These Unique Identifiers are assigned in association with an outside organization<text:span text:style-name="T25">'</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5">CBUS <text:s text:c="7"/></text:span>Layout ID</text:p>
          </table:table-cell>
          <table:covered-table-cell/>
          <table:table-cell table:style-name="Table16.E4" table:number-columns-spanned="2" office:value-type="string">
            <text:p text:style-name="P18"><text:span text:style-name="T15">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3">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2">5</text:span></text:p>
          </table:table-cell>
          <table:table-cell table:style-name="Table4.B2" office:value-type="string">
            <text:p text:style-name="P24">0<text:span text:style-name="T32">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5">16</text:span>-bit assigned ranges. <text:s/>The least significant two bytes are sequentially assigned.</text:p>
          </table:table-cell>
        </table:table-row>
        <table:table-row table:style-name="Table4.1">
          <table:table-cell table:style-name="Table4.A4" office:value-type="string">
            <text:p text:style-name="P24">0<text:span text:style-name="T32">5</text:span></text:p>
          </table:table-cell>
          <table:table-cell table:style-name="Table4.B4" office:value-type="string">
            <text:p text:style-name="P24">0<text:span text:style-name="T32">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5">24</text:span>-bit assigned ranges. <text:s/>The least significant three bytes are sequentially assigned.</text:p>
          </table:table-cell>
        </table:table-row>
      </table:table>
      <text:p text:style-name="P42"/>
      <text:h text:style-name="P58" text:outline-level="2">Locomotive Control Systems</text:h>
      <text:p text:style-name="Standard">This Unique <text:span text:style-name="T29">I</text:span>dentifier range (starting with a most significant byte value of 0x06) <text:change text:change-id="ct100211076707840"/><text:change-start text:change-id="ct100211076709344"/><text:span text:style-name="T37">is</text:span><text:change-end text:change-id="ct100211076709344"/> allocated for locomotive control systems. <text:change-start text:change-id="ct100211137184848"/><text:span text:style-name="T45">Unique Event Identifiers, shall not be defined out of this range.</text:span><text:change-end text:change-id="ct100211137184848"/><text:change text:change-id="ct100211150829248"/><text:change text:change-id="ct100211072331392"/><text:soft-page-break/></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5"><text:change text:change-id="ct100211076722240"/><text:change-start text:change-id="ct100211076722832"/>00<text:change-end text:change-id="ct100211076722832"/></text:p>
          </table:table-cell>
          <table:table-cell table:style-name="Table19.D2" office:value-type="string">
            <text:p text:style-name="P55"><text:change text:change-id="ct100211076723888"/><text:change-start text:change-id="ct100211076705472"/>00<text:change-end text:change-id="ct100211076705472"/></text:p>
          </table:table-cell>
          <table:table-cell table:style-name="Table19.E2" office:value-type="string">
            <text:p text:style-name="P55"><text:change text:change-id="ct100211076724784"/><text:change-start text:change-id="ct100211076703552"/>00<text:change-end text:change-id="ct100211076703552"/></text:p>
          </table:table-cell>
          <table:table-cell table:style-name="Table19.E2" office:value-type="string">
            <text:p text:style-name="P55"><text:change text:change-id="ct100211076725840"/><text:change-start text:change-id="ct100211076711456"/>00 - FF<text:change-end text:change-id="ct100211076711456"/></text:p>
          </table:table-cell>
          <table:table-cell table:style-name="Table19.G2" office:value-type="string">
            <text:p text:style-name="P18">OpenLCB</text:p>
          </table:table-cell>
          <table:table-cell table:style-name="Table19.H2" office:value-type="string">
            <text:p text:style-name="Standard">DC system<text:change text:change-id="ct100211076727552"/><text:span text:style-name="T29">.</text:span><text:change-start text:change-id="ct100211076729760"/><text:span text:style-name="T29"> </text:span><text:span text:style-name="T40">Valid byte 6 values are 0 to 255, and correspond with </text:span><text:change-end text:change-id="ct100211076729760"/><text:change-start text:change-id="ct100211076731248"/><text:span text:style-name="T40">the DC cab ID in a multi-cab block system.</text:span><text:change-end text:change-id="ct100211076731248"/></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change text:change-id="ct100211076736928"/><text:span text:style-name="T29">.</text:span><text:change-start text:change-id="ct100211076737584"/><text:span text:style-name="T29"> </text:span><text:span text:style-name="T41">Undefined values are reserved.</text:span><text:change-end text:change-id="ct100211076737584"/></text:p>
          </table:table-cell>
        </table:table-row>
        <table:table-row table:style-name="Table19.4">
          <table:table-cell table:style-name="Table19.A2" office:value-type="string">
            <text:p text:style-name="P18"><text:change-start text:change-id="ct100211076644096"/><text:span text:style-name="T37">06</text:span>‍<text:change-end text:change-id="ct100211076644096"/></text:p>
          </table:table-cell>
          <table:table-cell table:style-name="Table19.B2" office:value-type="string">
            <text:p text:style-name="P48"><text:change-start text:change-id="ct100211076708432"/>01<text:change-end text:change-id="ct100211076708432"/></text:p>
          </table:table-cell>
          <table:table-cell table:style-name="Table19.C2" office:value-type="string">
            <text:p text:style-name="P48"><text:change-start text:change-id="ct100211076739280"/>00<text:change-end text:change-id="ct100211076739280"/></text:p>
          </table:table-cell>
          <table:table-cell table:style-name="Table19.D2" office:value-type="string">
            <text:p text:style-name="P48"><text:change-start text:change-id="ct100211076740208"/>00<text:change-end text:change-id="ct100211076740208"/></text:p>
          </table:table-cell>
          <table:table-cell table:style-name="Table19.E2" office:value-type="string">
            <text:p text:style-name="P48"><text:change-start text:change-id="ct100211076741392"/>00<text:change-end text:change-id="ct100211076741392"/></text:p>
          </table:table-cell>
          <table:table-cell table:style-name="Table19.E2" office:value-type="string">
            <text:p text:style-name="P48"><text:change-start text:change-id="ct100211076742576"/>0<text:span text:style-name="T41">0</text:span> - FF<text:change-end text:change-id="ct100211076742576"/></text:p>
          </table:table-cell>
          <table:table-cell table:style-name="Table19.G2" office:value-type="string">
            <text:p text:style-name="P48"><text:change-start text:change-id="ct100211076179968"/>OpenLCB<text:change-end text:change-id="ct100211076179968"/></text:p>
          </table:table-cell>
          <table:table-cell table:style-name="Table19.H3" office:value-type="string">
            <text:p text:style-name="P49"><text:change-start text:change-id="ct100211076747264"/>DCC <text:span text:style-name="T41">s</text:span>hort (7-bit) address. Valid <text:span text:style-name="T38">byte 6 </text:span>values are <text:span text:style-name="T41">0</text:span> to 127<text:change-end text:change-id="ct100211076747264"/><text:change-start text:change-id="ct100211076730048"/>. <text:change-end text:change-id="ct100211076730048"/><text:change-start text:change-id="ct100211076184864"/><text:span text:style-name="T38">0 </text:span><text:span text:style-name="T41">is the broadcast address and can be used to control all DCC</text:span><text:change-end text:change-id="ct100211076184864"/><text:change-start text:change-id="ct100211076749200"/><text:span text:style-name="T41"> short and long address locomotives.</text:span><text:change-end text:change-id="ct100211076749200"/></text:p>
          </table:table-cell>
        </table:table-row>
        <table:table-row table:style-name="Table19.5">
          <table:table-cell table:style-name="Table19.A2" office:value-type="string">
            <text:p text:style-name="P18"><text:change-start text:change-id="ct100211076744896"/>‍<text:span text:style-name="T38">06</text:span><text:change-end text:change-id="ct100211076744896"/></text:p>
          </table:table-cell>
          <table:table-cell table:style-name="Table19.B2" office:value-type="string">
            <text:p text:style-name="P51"><text:change-start text:change-id="ct100211076732320"/>01<text:change-end text:change-id="ct100211076732320"/></text:p>
          </table:table-cell>
          <table:table-cell table:style-name="Table19.C2" office:value-type="string">
            <text:p text:style-name="P51"><text:change-start text:change-id="ct100211076751808"/>00<text:change-end text:change-id="ct100211076751808"/></text:p>
          </table:table-cell>
          <table:table-cell table:style-name="Table19.D2" office:value-type="string">
            <text:p text:style-name="P51"><text:change-start text:change-id="ct100211076752736"/>00<text:change-end text:change-id="ct100211076752736"/></text:p>
          </table:table-cell>
          <table:table-cell table:style-name="Table19.E5" table:number-columns-spanned="2" office:value-type="string">
            <text:p text:style-name="P51"><text:change-start text:change-id="ct100211076754192"/>0100 - BFFF<text:change-end text:change-id="ct100211076754192"/></text:p>
          </table:table-cell>
          <table:covered-table-cell/>
          <table:table-cell table:style-name="Table19.G5" office:value-type="string">
            <text:p text:style-name="P51"><text:change-start text:change-id="ct100211076755632"/>OpenLCB<text:change-end text:change-id="ct100211076755632"/></text:p>
          </table:table-cell>
          <table:table-cell table:style-name="Table19.H3" office:value-type="string">
            <text:p text:style-name="P52"><text:change-start text:change-id="ct100211076756720"/><text:span text:style-name="T39">DCC r</text:span><text:change-end text:change-id="ct100211076756720"/><text:change-start text:change-id="ct100211076746768"/>eserved, do not use. <text:span text:style-name="T6">Byte 5 is the most significant byte and </text:span><text:span text:style-name="T9">b</text:span><text:span text:style-name="T6">yte 6 is the least significant byte.</text:span><text:change-end text:change-id="ct100211076746768"/></text:p>
          </table:table-cell>
        </table:table-row>
        <table:table-row table:style-name="Table19.6">
          <table:table-cell table:style-name="Table19.A2" office:value-type="string">
            <text:p text:style-name="P18"><text:change-start text:change-id="ct100211076730688"/>‍<text:span text:style-name="T37">06</text:span><text:change-end text:change-id="ct100211076730688"/></text:p>
          </table:table-cell>
          <table:table-cell table:style-name="Table19.B2" office:value-type="string">
            <text:p text:style-name="P48"><text:change-start text:change-id="ct100211076746224"/>01<text:change-end text:change-id="ct100211076746224"/></text:p>
          </table:table-cell>
          <table:table-cell table:style-name="Table19.C2" office:value-type="string">
            <text:p text:style-name="P50"><text:change-start text:change-id="ct100211076758688"/>00<text:change-end text:change-id="ct100211076758688"/></text:p>
          </table:table-cell>
          <table:table-cell table:style-name="Table19.D2" office:value-type="string">
            <text:p text:style-name="P50"><text:change-start text:change-id="ct100211076759616"/>00<text:change-end text:change-id="ct100211076759616"/></text:p>
          </table:table-cell>
          <table:table-cell table:style-name="Table19.E5" table:number-columns-spanned="2" office:value-type="string">
            <text:p text:style-name="P50"><text:change-start text:change-id="ct100211076761184"/>C000 - <text:span text:style-name="T43">E7</text:span>FF<text:change-end text:change-id="ct100211076761184"/></text:p>
          </table:table-cell>
          <table:covered-table-cell/>
          <table:table-cell table:style-name="Table19.G5" office:value-type="string">
            <text:p text:style-name="P48"><text:change-start text:change-id="ct100211076704864"/>OpenLCB<text:change-end text:change-id="ct100211076704864"/></text:p>
          </table:table-cell>
          <table:table-cell table:style-name="Table19.H3" office:value-type="string">
            <text:p text:style-name="P49"><text:change-start text:change-id="ct100211076763344"/>DCC <text:span text:style-name="T41">l</text:span>ong (14-bit) address Valid <text:span text:style-name="T38">byte 5 and 6 </text:span>values are 0 to 1<text:change-end text:change-id="ct100211076763344"/><text:change-start text:change-id="ct100211076763632"/>0239<text:change-end text:change-id="ct100211076763632"/><text:change-start text:change-id="ct100211076764400"/> <text:span text:style-name="T41">logically </text:span><text:span text:style-name="T7">or’d with 0xC000, consistent with DCC conventions.</text:span><text:change-end text:change-id="ct100211076764400"/><text:change-start text:change-id="ct100211076768816"/><text:span text:style-name="T7"> Byte 5 is the most significant byte and </text:span><text:span text:style-name="T8">b</text:span><text:span text:style-name="T7">yte 6 is the least significant byte.</text:span><text:change-end text:change-id="ct100211076768816"/><text:change-start text:change-id="ct100211076771616"/><text:span text:style-name="T7"> </text:span><text:span text:style-name="T8">All other values are reserved.</text:span><text:change-end text:change-id="ct100211076771616"/></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change text:change-id="ct100211076776976"/><text:span text:style-name="T29">.</text:span></text:p>
          </table:table-cell>
        </table:table-row>
        <table:table-row table:style-name="Table19.8">
          <table:table-cell table:style-name="Table19.A2" office:value-type="string">
            <text:p text:style-name="P18"><text:change-start text:change-id="ct100211076766256"/><text:span text:style-name="T41">06</text:span><text:change-end text:change-id="ct100211076766256"/><text:change-start text:change-id="ct100211076768256"/>‍<text:change-end text:change-id="ct100211076768256"/></text:p>
          </table:table-cell>
          <table:table-cell table:style-name="Table19.B2" office:value-type="string">
            <text:p text:style-name="P53"><text:change-start text:change-id="ct100211076750352"/>02<text:change-end text:change-id="ct100211076750352"/></text:p>
          </table:table-cell>
          <table:table-cell table:style-name="Table19.C2" office:value-type="string">
            <text:p text:style-name="P53"><text:change-start text:change-id="ct100211076779280"/>00<text:change-end text:change-id="ct100211076779280"/></text:p>
          </table:table-cell>
          <table:table-cell table:style-name="Table19.D2" office:value-type="string">
            <text:p text:style-name="P53"><text:change-start text:change-id="ct100211076781072"/>00<text:change-end text:change-id="ct100211076781072"/></text:p>
          </table:table-cell>
          <table:table-cell table:style-name="Table19.E2" office:value-type="string">
            <text:p text:style-name="P53"><text:change-start text:change-id="ct100211076782048"/>00<text:change-end text:change-id="ct100211076782048"/></text:p>
          </table:table-cell>
          <table:table-cell table:style-name="Table19.E2" office:value-type="string">
            <text:p text:style-name="P53"><text:change-start text:change-id="ct100211076783024"/>01 - 63<text:change-end text:change-id="ct100211076783024"/></text:p>
          </table:table-cell>
          <table:table-cell table:style-name="Table19.G2" office:value-type="string">
            <text:p text:style-name="P53"><text:change-start text:change-id="ct100211076784000"/>OpenLCB<text:change-end text:change-id="ct100211076784000"/></text:p>
          </table:table-cell>
          <table:table-cell table:style-name="Table19.H2" office:value-type="string">
            <text:p text:style-name="P54"><text:change-start text:change-id="ct100211076784976"/>TMCC 2-digit address. Valid byte 6 values are 1 to 99, all other values are reserved.<text:change-end text:change-id="ct100211076784976"/><text:change-start text:change-id="ct100211076184416"/> Address 99 is the broadcast address and can be used to control all TMCC 2-digit locomotives.<text:change-end text:change-id="ct100211076184416"/></text:p>
          </table:table-cell>
        </table:table-row>
        <table:table-row table:style-name="Table19.9">
          <table:table-cell table:style-name="Table19.A2" office:value-type="string">
            <text:p text:style-name="P18"><text:change-start text:change-id="ct100211076786992"/>‍<text:span text:style-name="T41">06</text:span><text:change-end text:change-id="ct100211076786992"/></text:p>
          </table:table-cell>
          <table:table-cell table:style-name="Table19.B2" office:value-type="string">
            <text:p text:style-name="P53"><text:change-start text:change-id="ct100211076186464"/>02<text:change-end text:change-id="ct100211076186464"/></text:p>
          </table:table-cell>
          <table:table-cell table:style-name="Table19.C2" office:value-type="string">
            <text:p text:style-name="P53"><text:change-start text:change-id="ct100211076788832"/>00<text:change-end text:change-id="ct100211076788832"/></text:p>
          </table:table-cell>
          <table:table-cell table:style-name="Table19.D2" office:value-type="string">
            <text:p text:style-name="P53"><text:change-start text:change-id="ct100211076789904"/>00<text:change-end text:change-id="ct100211076789904"/></text:p>
          </table:table-cell>
          <table:table-cell table:style-name="Table19.E9" table:number-columns-spanned="2" office:value-type="string">
            <text:p text:style-name="P53"><text:change-start text:change-id="ct100211076791024"/>C000 - E70F<text:change-end text:change-id="ct100211076791024"/></text:p>
          </table:table-cell>
          <table:covered-table-cell/>
          <table:table-cell table:style-name="Table19.G9" office:value-type="string">
            <text:p text:style-name="P53"><text:change-start text:change-id="ct100211076792096"/>OpenLCB<text:change-end text:change-id="ct100211076792096"/></text:p>
          </table:table-cell>
          <table:table-cell table:style-name="Table19.H2" office:value-type="string">
            <text:p text:style-name="P54"><text:change-start text:change-id="ct100211076795008"/>TMCC 4-digit address. Valid byte 5 and 6 values are 0 to 9999 logically or<text:span text:style-name="T6">’d with 0xC000. Byte 5 is the most significant byte and byte 6 is the least significant byte. 0XC000 is the broadcast address and can be used to control all TMCC 4-digit locomotives. All</text:span><text:change-end text:change-id="ct100211076795008"/><text:change-start text:change-id="ct100211076191152"/><text:span text:style-name="T6"> </text:span><text:span text:style-name="T10">other values are reserved.</text:span><text:change-end text:change-id="ct100211076191152"/></text:p>
          </table:table-cell>
        </table:table-row>
        <table:table-row table:style-name="Table19.10">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5"><text:change text:change-id="ct100211076797792"/><text:change-start text:change-id="ct100211076748640"/>00<text:change-end text:change-id="ct100211076748640"/></text:p>
          </table:table-cell>
          <table:table-cell table:style-name="Table19.D2" office:value-type="string">
            <text:p text:style-name="P55"><text:change text:change-id="ct100211076798720"/><text:change-start text:change-id="ct100211076647328"/>00<text:change-end text:change-id="ct100211076647328"/></text:p>
          </table:table-cell>
          <table:table-cell table:style-name="Table19.E2" office:value-type="string">
            <text:p text:style-name="P55"><text:change text:change-id="ct100211076799648"/><text:change-start text:change-id="ct100211076769312"/>00<text:change-end text:change-id="ct100211076769312"/></text:p>
          </table:table-cell>
          <table:table-cell table:style-name="Table19.E2" office:value-type="string">
            <text:p text:style-name="P55"><text:change text:change-id="ct100211076800672"/><text:change-start text:change-id="ct100211076770064"/>01-50<text:change-end text:change-id="ct100211076770064"/></text:p>
          </table:table-cell>
          <table:table-cell table:style-name="Table19.G2" office:value-type="string">
            <text:p text:style-name="P18">OpenLCB</text:p>
          </table:table-cell>
          <table:table-cell table:style-name="Table19.H10" office:value-type="string">
            <text:p text:style-name="P8">M<text:change-start text:change-id="ct100211076802704"/><text:span text:style-name="T44">ä</text:span><text:change-end text:change-id="ct100211076802704"/><text:change text:change-id="ct100211076773280"/>rklin/Motorola system<text:change text:change-id="ct100211076767648"/>.<text:change-start text:change-id="ct100211076745536"/> Valid byte 6 values are 1 to 80, all other values are reserved.<text:change-end text:change-id="ct100211076745536"/></text:p>
          </table:table-cell>
        </table:table-row>
        <table:table-row>
          <table:table-cell table:style-name="Table19.A11" office:value-type="string">
            <text:p text:style-name="P18">06</text:p>
          </table:table-cell>
          <table:table-cell table:style-name="Table19.B11" office:value-type="string">
            <text:p text:style-name="P18">04</text:p>
          </table:table-cell>
          <table:table-cell table:style-name="Table19.C11" office:value-type="string">
            <text:p text:style-name="P18">*</text:p>
          </table:table-cell>
          <table:table-cell table:style-name="Table19.D11" office:value-type="string">
            <text:p text:style-name="P18">*</text:p>
          </table:table-cell>
          <table:table-cell table:style-name="Table19.E11" office:value-type="string">
            <text:p text:style-name="P18">*</text:p>
          </table:table-cell>
          <table:table-cell table:style-name="Table19.E11" office:value-type="string">
            <text:p text:style-name="P18">*</text:p>
          </table:table-cell>
          <table:table-cell table:style-name="Table19.G11" office:value-type="string">
            <text:p text:style-name="P18">OpenLCB</text:p>
          </table:table-cell>
          <table:table-cell table:style-name="Table19.H11" office:value-type="string">
            <text:p text:style-name="P5">MTH DCS<text:change-start text:change-id="ct100211076808752"/>, <text:span text:style-name="T42">reserved for future definition</text:span><text:change-end text:change-id="ct100211076808752"/>, <text:span text:style-name="T29">do not use.</text:span></text:p>
          </table:table-cell>
        </table:table-row>
      </table:table>
      <text:p text:style-name="Standard"/>
      <text:h text:style-name="Heading_20_2" text:outline-level="2"><text:soft-page-break/>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change text:change-id="ct100211076828624"/><text:change-start text:change-id="ct100211076829696"/><text:span text:style-name="T37">i</text:span><text:change-end text:change-id="ct100211076829696"/>nstallation operates one or more leasing services, they must be assigned disjoint ranges to hand out identifiers from. Globally available leasing services (such as over the Internet) shall have a unique range assigned to them.</text:p>
      <text:p text:style-name="P40"><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37">It is possible that a future OpenLCB protocol may, or may not, define a mechanism to <text:span text:style-name="T22">negotiate</text:span> a Unique Identifier lease over an OpenLCB network. <text:s/><text:span text:style-name="T27">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change-start text:change-id="ct100211076860880"/><text:span text:style-name="T36">r</text:span><text:change-end text:change-id="ct100211076860880"/>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59" text:outline-level="2"><text:bookmark-start text:name="__RefHeading__4005_53554088"/><text:soft-page-break/><text:span text:style-name="T20">Long (16-bit) NMRA DCC </text:span>Manufacture<text:span text:style-name="T16">r</text:span> Specific<text:bookmark-end text:name="__RefHeading__4005_53554088"/></text:h>
      <text:p text:style-name="P39">Manufacturers shall ensure uniqueness for identifiers they assign. <text:s/><text:span text:style-name="T20">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1">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change-start text:change-id="ct100211076899600"/><text:span text:style-name="T36">r</text:span><text:change-end text:change-id="ct100211076899600"/>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1">9</text:span></text:p>
          </table:table-cell>
          <table:table-cell table:style-name="Table2.B3" office:value-type="string">
            <text:p text:style-name="P20">0<text:span text:style-name="T21">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9">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1">9</text:span></text:p>
          </table:table-cell>
          <table:table-cell table:style-name="Table2.B3" office:value-type="string">
            <text:p text:style-name="P20">0<text:span text:style-name="T21">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9">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1">9</text:span></text:p>
          </table:table-cell>
          <table:table-cell table:style-name="Table2.B3" office:value-type="string">
            <text:p text:style-name="P20">0<text:span text:style-name="T21">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5">CBUS <text:s text:c="7"/></text:span>Node ID</text:p>
          </table:table-cell>
          <table:covered-table-cell/>
          <table:table-cell table:style-name="Table2.G2" office:value-type="string">
            <text:p text:style-name="P20"><text:span text:style-name="T19">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1">9</text:span></text:p>
          </table:table-cell>
          <table:table-cell table:style-name="Table2.B3" office:value-type="string">
            <text:p text:style-name="P20">0<text:span text:style-name="T21">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19">DCC – </text:span>NMRA</text:p>
          </table:table-cell>
          <table:table-cell table:style-name="Table2.H2" office:value-type="string">
            <text:p text:style-name="P6">NMRA Reserved (for extended manufacture ID numbers). <text:s/><text:span text:style-name="T26">Not available for use.</text:span></text:p>
          </table:table-cell>
        </table:table-row>
      </table:table>
      <text:p text:style-name="P39"/>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 (Informative)<text:tab/>1</text:p>
          <text:p text:style-name="P47"><text:s/>2 Intended Use (Informative)<text:tab/>1</text:p>
          <text:p text:style-name="P47"><text:s/>3 References and Context (Normative)<text:tab/>1</text:p>
          <text:p text:style-name="P47"><text:s/>4 Format (Normative)<text:tab/>1</text:p>
          <text:p text:style-name="P47"><text:s/>5 Allocation (Normative)<text:tab/>1</text:p>
          <text:p text:style-name="P46"><text:s/>5.1 Overview<text:tab/>2</text:p>
          <text:p text:style-name="P46"><text:s/>5.2 Reserved Leading Zero<text:tab/>2</text:p>
          <text:p text:style-name="P46"><text:s/>5.3 Well-Known Global Identifiers<text:tab/>3</text:p>
          <text:p text:style-name="P46"><text:s/>5.4 Manufacturer Specific<text:tab/>3</text:p>
          <text:p text:style-name="P46"><text:s/>5.5 Self-Assigning Groups<text:tab/>4</text:p>
          <text:p text:style-name="P46"><text:s/>5.6 Assigned by Software at Runtime<text:tab/>5</text:p>
          <text:p text:style-name="P46"><text:s/>5.7 Specifically Assigned by Request<text:tab/>5</text:p>
          <text:p text:style-name="P46"><text:s/>5.8 Locomotive Control Systems<text:tab/>5</text:p>
          <text:p text:style-name="P46"><text:s/>5.9 RFID and NFC<text:tab/>6</text:p>
          <text:p text:style-name="P46"><text:s/>5.10 Temporary Assigned by Software at Runtime<text:tab/>6</text:p>
          <text:p text:style-name="P46"><text:s/>5.11 Long (16-bit) NMRA DCC Manufacturer Specific<text:tab/>7</text:p>
          <text:p text:style-name="P46"><text:s/>5.12 Reserved Unique Identifiers<text:tab/>8</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675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6" draw:name="PowerPlusWaterMarkObject" draw:style-name="Mgr1" draw:text-style-name="MP3" svg:width="7.9996in" svg:height="2.6748in" draw:transform="rotate (0.785398163397448) translate (0.938888888888889in 5.13263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3"><text:tab/> <text:s text:c="5"/>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3, 2024</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Landscape" style:page-layout-name="Mpm3" draw:style-name="Mdp1">
      <style:header>
        <text:p text:style-name="MP10">OpenLCB Unique Identifiers Standard<draw:custom-shape text:anchor-type="char" draw:z-index="8" draw:name="PowerPlusWaterMarkObject" draw:style-name="Mgr3" draw:text-style-name="MP3" svg:width="6.9248in" svg:height="2.315in" draw:transform="rotate (0.785398163397448) translate (0.195833333333333in 5.95406277340332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5"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18</meta:editing-cycles>
    <meta:editing-duration>P1DT15H35M34S</meta:editing-duration>
    <meta:generator>LibreOffice/24.2.3.2$Linux_X86_64 LibreOffice_project/420$Build-2</meta:generator>
    <dc:date>2024-06-23T21:30:38.922240703</dc:date>
    <meta:printed-by>Bob Jacobsen</meta:printed-by>
    <meta:print-date>2010-10-24T14:21:59</meta:print-date>
    <dc:creator>Stuart Baker</dc:creator>
    <meta:document-statistic meta:table-count="12" meta:image-count="1" meta:object-count="0" meta:page-count="9" meta:paragraph-count="557" meta:word-count="2496" meta:character-count="14715" meta:non-whitespace-character-count="12650"/>
    <meta:user-defined meta:name="OLCBdate">Jun 23, 2024</meta:user-defined>
    <meta:user-defined meta:name="OLCBstatus">Draft</meta:user-defined>
    <meta:user-defined meta:name="OLCByear">2024</meta:user-defined>
  </office:meta>
</office:document-meta>
</file>